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top="0in" fo:margin-bottom="0.139in" style:contextual-spacing="false" style:line-height-at-least="0.1917in"/>
      <style:text-properties fo:color="#00000a" style:font-name="Calibri" fo:font-size="11pt" fo:background-color="#ffffff"/>
    </style:style>
    <style:style style:name="T1" style:family="text">
      <style:text-properties fo:font-variant="normal" fo:text-transform="none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utoring</text:p>
      <text:p text:style-name="Text_20_body">We have the right tutor for you</text:p>
      <text:p text:style-name="Text_20_body"> </text:p>
      <text:p text:style-name="P1">•<text:span text:style-name="T1">                                             </text:span>Tutors meet you in your home, or laocation of your choice</text:p>
      <text:p text:style-name="P1">•<text:span text:style-name="T1">                                             </text:span>Tutors work around your busy schedule</text:p>
      <text:p text:style-name="P1">•<text:span text:style-name="T1">                                             </text:span>Tutoring is based on the student's school curriculum, textbooks, and other resources</text:p>
      <text:p text:style-name="P1">•<text:span text:style-name="T1">                                             </text:span>Tutors focus on deep learning that is not soon forgotten and can be used flexibly for other learning</text:p>
      <text:p text:style-name="P1">•<text:span text:style-name="T1">                                             </text:span>Tutors available for all math related subjects and all ages</text:p>
      <text:p text:style-name="P1">•<text:span text:style-name="T1">                                             </text:span>All tutors have completed tutor certification though MC<text:span text:style-name="T2">2</text:span> have teachingexperience</text:p>
      <text:p text:style-name="P1">•<text:span text:style-name="T1">                                             </text:span>All tutors have passed criminal background checks and references</text:p>
      <text:p text:style-name="P1">•<text:span text:style-name="T1">                                             </text:span>All tutoring is one-on-one to eliminate anxiety and allow the tutor to focus on how the client is thinking as he/she works through math problems</text:p>
      <text:p text:style-name="Text_20_body"> </text:p>
      <text:p text:style-name="P2">Students or Clients are encouraged to ask the tutor questions throughout the week in between sessions. Questions are submitted and answered via email. While this takes up time , it is not directly billed out unless the time spent per student exceeds one hour a week, typically, web-based approach is a value added service for all clients and seldom are clients billed for additional servic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4:25:57.509000000</meta:creation-date>
    <dc:date>2014-11-13T14:26:26.463000000</dc:date>
    <meta:editing-duration>P0D</meta:editing-duration>
    <meta:editing-cycles>1</meta:editing-cycles>
    <meta:document-statistic meta:table-count="0" meta:image-count="0" meta:object-count="0" meta:page-count="1" meta:paragraph-count="13" meta:word-count="182" meta:character-count="1426" meta:non-whitespace-character-count="901"/>
    <meta:generator>LibreOffice/4.1.4.2$Windows_x86 LibreOffice_project/0a0440ccc0227ad9829de5f46be37cfb6edcf72</meta:generator>
  </office:meta>
</office:document-meta>
</file>